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19fde" officeooo:paragraph-rsid="00019fd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19fde" officeooo:paragraph-rsid="00019fd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0b3a" officeooo:paragraph-rsid="00050b3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e82c" officeooo:paragraph-rsid="0005e82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0b3a" officeooo:paragraph-rsid="00050b3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e82c" officeooo:paragraph-rsid="0005e82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8bfe9" officeooo:paragraph-rsid="0008bfe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a800" fo:font-size="12pt" fo:font-weight="normal" officeooo:rsid="0008a59b" officeooo:paragraph-rsid="0008a59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0000" fo:font-size="12pt" fo:font-weight="normal" officeooo:rsid="0005e82c" officeooo:paragraph-rsid="0005e82c" style:font-size-asian="10.5pt" style:font-weight-asian="normal" style:font-size-complex="12pt" style:font-weight-complex="normal"/>
    </style:style>
    <style:style style:name="T1" style:family="text">
      <style:text-properties officeooo:rsid="0005e82c"/>
    </style:style>
    <style:style style:name="T2" style:family="text">
      <style:text-properties officeooo:rsid="000795df"/>
    </style:style>
    <style:style style:name="T3" style:family="text">
      <style:text-properties officeooo:rsid="0008a59b"/>
    </style:style>
    <style:style style:name="T4" style:family="text">
      <style:text-properties fo:font-style="italic" officeooo:rsid="0008a59b" style:font-style-asian="italic" style:font-style-complex="italic"/>
    </style:style>
    <style:style style:name="T5" style:family="text">
      <style:text-properties officeooo:rsid="0008bfe9"/>
    </style:style>
    <style:style style:name="T6" style:family="text">
      <style:text-properties officeooo:rsid="00098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JEU DE LA VIE </text:p>
      <text:p text:style-name="P1"/>
      <text:p text:style-name="P2"/>
      <text:p text:style-name="P3">Je vais ici parler des différentes <text:span text:style-name="T6">fonctionnalités</text:span> et de leurs aboutissements.</text:p>
      <text:p text:style-name="P3"/>
      <text:p text:style-name="P8">Implémenté :</text:p>
      <text:p text:style-name="P4">-Simulation du jeu de la vie en lisant un fichier lif</text:p>
      <text:p text:style-name="P3">-<text:span text:style-name="T1">Jeu Infinie et Jeu frontières </text:span></text:p>
      <text:p text:style-name="P4">-Liste générique contenant seulement les cellules vivantes</text:p>
      <text:p text:style-name="P4">-Ajout trié dans la liste</text:p>
      <text:p text:style-name="P4">-Détection des évolutions Mort, Stable, Oscillateur avec <text:span text:style-name="T5">p</text:span>ériode</text:p>
      <text:p text:style-name="P4">-Détection Vaisseau a déplacement verticale <text:span text:style-name="T5">avec période</text:span></text:p>
      <text:p text:style-name="P4">-<text:span text:style-name="T5">L</text:span>ecture et écriture des fichier lif/html</text:p>
      <text:p text:style-name="P4">-Javadoc</text:p>
      <text:p text:style-name="P4">-Junit</text:p>
      <text:p text:style-name="P4"/>
      <text:p text:style-name="P4"/>
      <text:p text:style-name="P9">Pas Implémenté :</text:p>
      <text:p text:style-name="P4">-<text:span text:style-name="T2">Détection</text:span> Vaisseau a déplacement horizontal ou diagonal.</text:p>
      <text:p text:style-name="P7">-Calcul du déplacement (A,B) des vaisseaux</text:p>
      <text:p text:style-name="P4">-Optimisation de la vitesse, Iterator implémentée mais <text:span text:style-name="T5">problème pour l’utiliser</text:span></text:p>
      <text:p text:style-name="P4">-Jeu circulair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officeooo:rsid="0008a59b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rojet réalisé par Maxime NICO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9:05:34.855000000</meta:creation-date>
    <dc:date>2018-05-06T18:28:55.395000000</dc:date>
    <meta:editing-duration>PT2H18M11S</meta:editing-duration>
    <meta:editing-cycles>6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8" meta:word-count="102" meta:character-count="696" meta:non-whitespace-character-count="608"/>
  </office:meta>
</office:document-meta>
</file>